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0.2744in" fo:margin-right="0.2807in" fo:text-indent="0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/>
    </style:style>
    <style:style style:name="P8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0" style:family="paragraph" style:parent-style-name="Standard">
      <style:paragraph-properties fo:margin-top="0.1665in" fo:margin-bottom="0.0835in" loext:contextual-spacing="false" fo:line-height="100%" fo:keep-with-next="always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8pt" style:font-size-asian="8pt" style:font-size-complex="8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3" style:family="paragraph" style:parent-style-name="Heading_20_1" style:list-style-name="WWNum1"/>
    <style:style style:name="P2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0" style:family="text">
      <style:text-properties fo:font-style="italic" fo:font-weight="bold" style:font-style-asian="italic" style:font-weight-asian="bold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aczyuw2yex2w"/><text:span text:style-name="T1">Introducción a Docker</text:span><text:span text:style-name="T2"><text:line-break/></text:span><text:span text:style-name="T3">UD 06. Actividades entregables</text:span></text:p>
      <text:p text:style-name="P1"><draw:frame draw:style-name="fr1" draw:name="image3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Abril 2021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9"><text:span text:style-name="T10"><text:s/>📖 </text:span><text:span text:style-name="T11">Importante</text:span></text:p>
      <text:p text:style-name="Standard"/>
      <text:p text:style-name="P9"><text:span text:style-name="T12"><text:s/>❕</text:span><text:span text:style-name="T13"> </text:span><text:span text:style-name="T11">Atención</text:span></text:p>
      <text:p text:style-name="Standard"/>
      <text:p text:style-name="P9"><text:span text:style-name="T10"><text:s/>💬</text:span> <text:span text:style-name="T11">Interesante</text:span></text:p>
      <text:p text:style-name="P10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soft-page-break/><text:span text:style-name="T15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2"><text:span text:style-name="T15">2. </text:span><text:a xlink:type="simple" xlink:href="#_vyhbfp4t666x" text:style-name="Index_20_Link" text:visited-style-name="Index_20_Link"><text:span text:style-name="T9">Entrega “Caso práctico 1”</text:span></text:a><text:span text:style-name="T9"><text:tab/>3</text:span></text:p>
          <text:p text:style-name="P12"><text:span text:style-name="T15">3. </text:span><text:a xlink:type="simple" xlink:href="#_ow4x0s724zlg" text:style-name="Index_20_Link" text:visited-style-name="Index_20_Link"><text:span text:style-name="T9">Entrega “Caso práctico 2”</text:span></text:a><text:span text:style-name="T9"><text:tab/>3</text:span></text:p>
          <text:p text:style-name="P13"><text:span text:style-name="T15">4. </text:span><text:a xlink:type="simple" xlink:href="#_zer127gbm0zw" text:style-name="Index_20_Link" text:visited-style-name="Index_20_Link"><text:span text:style-name="T9">Entrega “Caso práctico 3”</text:span></text:a><text:span text:style-name="T9"><text:tab/>3</text:span></text:p>
        </text:index-body>
      </text:table-of-content>
      <text:p text:style-name="P14"/>
      <text:p text:style-name="P14"/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16">UD06. Actividades entregables</text:span></text:p>
      <text:list xml:id="list2553149063" text:style-name="WWNum1">
        <text:list-item>
          <text:p text:style-name="P23"><text:bookmark text:name="_dbh0n1vac4c8"/>Introducción</text:p>
        </text:list-item>
      </text:list>
      <text:p text:style-name="Standard">En esta unidad debes entregar un PDF/ODT <text:span text:style-name="T19">donde elijas 2 de los 3 casos prácticos</text:span> y demuestres su realización. A continuación indicamos que entregar en cada uno de los casos prácticos.</text:p>
      <text:p text:style-name="Standard"/>
      <text:p text:style-name="P9"><text:span text:style-name="T12"><text:s/>❕</text:span><text:span text:style-name="T13"> </text:span><text:span text:style-name="T11">Atención:</text:span> por si tu mente se lo ha saltado… <text:span text:style-name="T11">¡ Solo 2 de los 3 casos prácticos !</text:span> :)</text:p>
      <text:list xml:id="list204859977595916" text:continue-numbering="true" text:style-name="WWNum1">
        <text:list-item>
          <text:p text:style-name="P23"><text:bookmark text:name="_vyhbfp4t666x"/><text:soft-page-break/>Entrega “Caso práctico 1”</text:p>
        </text:list-item>
      </text:list>
      <text:p text:style-name="Standard">Adjunta una captura donde se muestre que has lanzado “<text:span text:style-name="T20">Docker Compose</text:span>” y Wordpress funciona <text:s/>tras ello.</text:p>
      <text:list xml:id="list204858815733975" text:continue-numbering="true" text:style-name="WWNum1">
        <text:list-item>
          <text:p text:style-name="P23"><text:bookmark text:name="_ow4x0s724zlg"/>Entrega “Caso práctico 2”</text:p>
        </text:list-item>
      </text:list>
      <text:p text:style-name="Standard">Adjunta una captura donde se muestre que has lanzado “<text:span text:style-name="T20">Docker Compose</text:span>”, creado la aplicación Django y que dicha aplicación está funcionando.</text:p>
      <text:list xml:id="list204860411524802" text:continue-numbering="true" text:style-name="WWNum1">
        <text:list-item>
          <text:p text:style-name="P23"><text:bookmark text:name="_zer127gbm0zw"/>Entrega “Caso práctico 3”</text:p>
        </text:list-item>
      </text:list>
      <text:p text:style-name="Standard">Adjunta una captura donde se muestre que con “<text:span text:style-name="T20">Docker Compose</text:span>” has lanzado el servicio escalando los servidores Apache y ver que se sirven correctament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6. Actividades entregables</text:span></text:p>
      </style:header>
      <style:footer>
        <text:p text:style-name="MP4"><text:span text:style-name="MT1">Curso Introducción a Docker<text:tab/><text:tab/>UD06 - Página </text:span><text:page-number text:select-page="current">3</text:page-number></text:p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28" meta:word-count="253" meta:character-count="1552" meta:non-whitespace-character-count="1321"/>
    <meta:generator>LibreOfficeDev/6.0.5.2$Linux_X86_64 LibreOffice_project/</meta:generator>
  </office:meta>
</office:document-meta>
</file>